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style:writing-mode="lr-tb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monospace" fo:font-size="9.75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000000" loext:opacity="100%" style:font-name="monospace" fo:font-size="9.75pt" fo:letter-spacing="normal" fo:font-style="normal"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. Issuing an Access Token</text:p>
      <text:p text:style-name="Standard"/>
      <text:p text:style-name="Standard">Eğer erişim belirteci isteği geçerli ve yetkilendirilmişse, yetkilendirme sunucusu <text:span text:style-name="Strong_20_Emphasis">Bölüm 5.1'de</text:span> açıklandığı şekilde bir erişim belirteci ve isteğe bağlı olarak bir yenileme belirteci oluşturur. Eğer istek istemci kimlik doğrulamasında başarısız olursa veya geçersizse, yetkilendirme sunucusu <text:span text:style-name="Strong_20_Emphasis">Bölüm 5.2'de</text:span> açıklandığı şekilde bir hata yanıtı döner.</text:p>
      <text:p text:style-name="Standard"/>
      <text:p text:style-name="Standard"/>
      <text:p text:style-name="P2"><text:a xlink:type="simple" xlink:href="https://www.rfc-editor.org/rfc/rfc6749#section-5.1" text:style-name="Internet_20_link" text:visited-style-name="Visited_20_Internet_20_Link"><text:bookmark text:name="section-5.1"/><text:span text:style-name="T1">5.1</text:span></text:a><text:span text:style-name="T2">. <text:s/>Successful Response</text:span></text:p>
      <text:p text:style-name="Standard"/>
      <text:p text:style-name="Text_20_body">Bu bölüm, başarılı bir erişim belirteci yanıtının nasıl oluşturulduğunu ve neleri içerdiğini detaylandırır. İşte açıklaması:</text:p>
      <text:p text:style-name="Horizontal_20_Line"/>
      <text:h text:style-name="Heading_20_3" text:outline-level="3">Erişim Belirteci ve Yenileme Belirteci</text:h>
      <text:p text:style-name="Text_20_body">Yetkilendirme sunucusu, başarılı bir istek sonrasında şu bilgileri içeren bir HTTP yanıtı oluşturur:</text:p>
      <text:list text:style-name="L1">
        <text:list-item>
          <text:p text:style-name="P4"><text:span text:style-name="Strong_20_Emphasis">access_token (Gerekli):</text:span></text:p>
          <text:list>
            <text:list-item>
              <text:p text:style-name="P5">Yetkilendirme sunucusu tarafından verilen erişim belirtecidir. Bu belirteç, API gibi korunan kaynaklara erişimde kullanılır.</text:p>
            </text:list-item>
          </text:list>
        </text:list-item>
        <text:list-item>
          <text:p text:style-name="P4"><text:span text:style-name="Strong_20_Emphasis">token_type (Gerekli):</text:span></text:p>
          <text:list>
            <text:list-item>
              <text:p text:style-name="P5">Verilen belirtecin türüdür (örneğin, "Bearer"). Bu, <text:span text:style-name="Strong_20_Emphasis">Bölüm 7.1'de</text:span> açıklanmıştır ve büyük/küçük harfe duyarsızdır.</text:p>
            </text:list-item>
          </text:list>
        </text:list-item>
        <text:list-item>
          <text:p text:style-name="P4"><text:span text:style-name="Strong_20_Emphasis">expires_in (Tavsiye Edilir):</text:span></text:p>
          <text:list>
            <text:list-item>
              <text:p text:style-name="P5">Erişim belirtecinin geçerlilik süresini (saniye olarak) belirtir. Örneğin, <text:span text:style-name="Source_20_Text">3600</text:span> değeri, erişim belirtecinin bir saat geçerli olacağını gösterir. Bu parametre sağlanmazsa, yetkilendirme sunucusu başka yollarla son kullanma bilgisini sağlamalıdır veya varsayılan bir süreyi dokümante etmelidir.</text:p>
            </text:list-item>
          </text:list>
        </text:list-item>
        <text:list-item>
          <text:p text:style-name="P4"><text:span text:style-name="Strong_20_Emphasis">refresh_token (Opsiyonel):</text:span></text:p>
          <text:list>
            <text:list-item>
              <text:p text:style-name="P5">Yenileme belirteci, mevcut erişim belirtecinin süresi dolduğunda yeni bir belirteç almak için kullanılır. Bu işlem, <text:span text:style-name="Strong_20_Emphasis">Bölüm 6'da</text:span> açıklanmıştır.</text:p>
            </text:list-item>
          </text:list>
        </text:list-item>
        <text:list-item>
          <text:p text:style-name="P4"><text:span text:style-name="Strong_20_Emphasis">scope (Opsiyonel):</text:span></text:p>
          <text:list>
            <text:list-item>
              <text:p text:style-name="P4">Eğer istemci tarafından talep edilen kapsamla aynıysa bu parametreye gerek yoktur. Farklıysa bu parametre sağlanmalıdır. Bu, erişim belirtecinin hangi izinlere sahip olduğunu belirtir.</text:p>
            </text:list-item>
          </text:list>
        </text:list-item>
      </text:list>
      <text:p text:style-name="Horizontal_20_Line"/>
      <text:h text:style-name="Heading_20_3" text:outline-level="3">JSON Formatı</text:h>
      <text:p text:style-name="Text_20_body">Yetkilendirme sunucusu, bu parametreleri <text:span text:style-name="Strong_20_Emphasis">JSON</text:span> formatında HTTP yanıt gövdesine dahil eder.</text:p>
      <text:list text:style-name="L2">
        <text:list-item>
          <text:p text:style-name="P7">Parametreler, JSON yapısında en üst seviyede yer alır.</text:p>
        </text:list-item>
        <text:list-item>
          <text:p text:style-name="P7">İsimler ve metin değerleri, JSON dizesi (string) olarak kodlanır.</text:p>
        </text:list-item>
        <text:list-item>
          <text:p text:style-name="P7">Sayısal değerler, JSON sayıları olarak yer alır.</text:p>
        </text:list-item>
        <text:list-item>
          <text:p text:style-name="P6">Parametrelerin sıralaması önemli değildir ve değişebilir.</text:p>
        </text:list-item>
      </text:list>
      <text:p text:style-name="Horizontal_20_Line"/>
      <text:h text:style-name="Heading_20_3" text:outline-level="3"><text:soft-page-break/>Örnek Yanıt</text:h>
      <text:p text:style-name="Text_20_body">Aşağıdaki yanıt, başarılı bir erişim belirteci isteğine örnek gösterir:</text:p>
      <text:p text:style-name="Standard"/>
      <text:p text:style-name="P3"><text:span text:style-name="Source_20_Text">HTTP/1.1 200 OK</text:span></text:p>
      <text:p text:style-name="P3"><text:span text:style-name="Source_20_Text">Content-Type: application/json;charset=UTF-8</text:span></text:p>
      <text:p text:style-name="P3"><text:span text:style-name="Source_20_Text">Cache-Control: no-store</text:span></text:p>
      <text:p text:style-name="P3"><text:span text:style-name="Source_20_Text">Pragma: no-cache</text:span></text:p>
      <text:p text:style-name="P3"/>
      <text:p text:style-name="P3"><text:span text:style-name="Source_20_Text">{</text:span></text:p>
      <text:p text:style-name="P3"><text:span text:style-name="Source_20_Text"><text:s text:c="2"/>"access_token": "2YotnFZFEjr1zCsicMWpAA",</text:span></text:p>
      <text:p text:style-name="P3"><text:span text:style-name="Source_20_Text"><text:s text:c="2"/>"token_type": "example",</text:span></text:p>
      <text:p text:style-name="P3"><text:span text:style-name="Source_20_Text"><text:s text:c="2"/>"expires_in": 3600,</text:span></text:p>
      <text:p text:style-name="P3"><text:span text:style-name="Source_20_Text"><text:s text:c="2"/>"refresh_token": "tGzv3JOkF0XG5Qx2TlKWIA",</text:span></text:p>
      <text:p text:style-name="P3"><text:span text:style-name="Source_20_Text"><text:s text:c="2"/>"example_parameter": "example_value"</text:span></text:p>
      <text:p text:style-name="P1"><text:span text:style-name="Source_20_Text">}</text:span></text:p>
      <text:h text:style-name="Heading_20_3" text:outline-level="3">Güvenlik Önlemleri</text:h>
      <text:p text:style-name="Text_20_body">Yetkilendirme sunucusu, güvenlik için şu başlıkları her yanıtında içermelidir:</text:p>
      <text:list text:style-name="L3">
        <text:list-item>
          <text:p text:style-name="P9"><text:span text:style-name="Strong_20_Emphasis">Cache-Control:</text:span></text:p>
          <text:list>
            <text:list-item>
              <text:p text:style-name="P9"><text:span text:style-name="Source_20_Text">no-store</text:span> değeri ile yanıtın tarayıcı veya ara önbellekler tarafından depolanmasını engeller.</text:p>
            </text:list-item>
          </text:list>
        </text:list-item>
        <text:list-item>
          <text:p text:style-name="P9"><text:span text:style-name="Strong_20_Emphasis">Pragma:</text:span></text:p>
          <text:list>
            <text:list-item>
              <text:p text:style-name="P8"><text:span text:style-name="Source_20_Text">no-cache</text:span> değeri ile önceki önbelleğe alınmış verilerin kullanılmasını engeller.</text:p>
            </text:list-item>
          </text:list>
        </text:list-item>
      </text:list>
      <text:p text:style-name="Horizontal_20_Line"/>
      <text:h text:style-name="Heading_20_3" text:outline-level="3">İstemciye Yönelik Notlar</text:h>
      <text:list text:style-name="L4">
        <text:list-item>
          <text:p text:style-name="P11">İstemci, yanıtta tanımadığı parametre adlarını görmezden gelmelidir.</text:p>
        </text:list-item>
        <text:list-item>
          <text:p text:style-name="P11">Erişim belirteci veya diğer parametrelerin boyutu tanımlanmamıştır; bu nedenle istemci, belirli bir boyut beklentisiyle hareket etmemelidir.</text:p>
        </text:list-item>
        <text:list-item>
          <text:p text:style-name="P10">Yetkilendirme sunucusu, verdiği parametrelerin boyutunu dokümante etmelidir.</text:p>
        </text:list-item>
      </text:list>
      <text:p text:style-name="Horizontal_20_Line"/>
      <text:p text:style-name="Text_20_body">Bu süreç, güvenliğin sağlanması ve istemcilerin yetkilendirme sunucusundan aldıkları belirteçleri doğru şekilde işlemesi için önemlidir.</text:p>
      <text:p text:style-name="Standard"/>
      <text:p text:style-name="Standard"/>
      <text:p text:style-name="P2"><text:a xlink:type="simple" xlink:href="https://www.rfc-editor.org/rfc/rfc6749#section-5.2" text:style-name="Internet_20_link" text:visited-style-name="Visited_20_Internet_20_Link"><text:bookmark text:name="section-5.2"/><text:span text:style-name="T1">5.2</text:span></text:a><text:span text:style-name="T2">. <text:s/>Error Response</text:span></text:p>
      <text:p text:style-name="Text_20_body"/>
      <text:p text:style-name="Text_20_body">Bu bölüm, erişim belirteci isteği sırasında oluşabilecek hatalar ve bu hatalar karşısında yetkilendirme sunucusunun nasıl bir yanıt oluşturması gerektiğini açıklar.</text:p>
      <text:p text:style-name="Horizontal_20_Line"/>
      <text:h text:style-name="Heading_20_3" text:outline-level="3">Hata Yanıtının Temelleri</text:h>
      <text:list text:style-name="L5">
        <text:list-item>
          <text:p text:style-name="P13">Yetkilendirme sunucusu, bir hata durumunda genellikle <text:span text:style-name="Strong_20_Emphasis">HTTP 400 (Bad Request)</text:span> durum kodu döner (aksi belirtilmedikçe).</text:p>
        </text:list-item>
        <text:list-item>
          <text:p text:style-name="P12">Yanıt, aşağıdaki parametreleri içerir ve JSON formatında iletilir.</text:p>
        </text:list-item>
      </text:list>
      <text:p text:style-name="Horizontal_20_Line"><text:soft-page-break/></text:p>
      <text:h text:style-name="Heading_20_3" text:outline-level="3">Hata Parametreleri</text:h>
      <text:list text:style-name="L6">
        <text:list-item>
          <text:p text:style-name="P14"><text:span text:style-name="Strong_20_Emphasis">error (Gerekli):</text:span></text:p>
          <text:list>
            <text:list-item>
              <text:p text:style-name="P14">Hatanın türünü belirten bir ASCII hata kodu içerir. Bu kodlar aşağıdaki gibidir:</text:p>
              <text:list>
                <text:list-item>
                  <text:p text:style-name="P14"><text:span text:style-name="Strong_20_Emphasis">invalid_request:</text:span></text:p>
                  <text:list>
                    <text:list-item>
                      <text:p text:style-name="P15">İstek aşağıdaki nedenlerden dolayı geçersizdir:</text:p>
                      <text:list>
                        <text:list-item>
                          <text:p text:style-name="P15">Gerekli bir parametre eksik.</text:p>
                        </text:list-item>
                        <text:list-item>
                          <text:p text:style-name="P15">Desteklenmeyen bir parametre değeri kullanılmış.</text:p>
                        </text:list-item>
                        <text:list-item>
                          <text:p text:style-name="P15">Parametre tekrar edilmiş.</text:p>
                        </text:list-item>
                        <text:list-item>
                          <text:p text:style-name="P15">Birden fazla kimlik bilgisi veya kimlik doğrulama mekanizması kullanılmış.</text:p>
                        </text:list-item>
                        <text:list-item>
                          <text:p text:style-name="P15">İstek başka bir şekilde hatalı oluşturulmuş.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Strong_20_Emphasis">invalid_client:</text:span></text:p>
                  <text:list>
                    <text:list-item>
                      <text:p text:style-name="P15">İstemcinin kimlik doğrulaması başarısız olmuştur. Örneğin:</text:p>
                      <text:list>
                        <text:list-item>
                          <text:p text:style-name="P15">İstemci tanınmıyor.</text:p>
                        </text:list-item>
                        <text:list-item>
                          <text:p text:style-name="P15">İstemci kimlik doğrulama bilgileri sağlanmamış.</text:p>
                        </text:list-item>
                        <text:list-item>
                          <text:p text:style-name="P15">Desteklenmeyen bir kimlik doğrulama yöntemi kullanılmış.</text:p>
                        </text:list-item>
                      </text:list>
                    </text:list-item>
                    <text:list-item>
                      <text:p text:style-name="P15">Yetkilendirme sunucusu, <text:span text:style-name="Strong_20_Emphasis">HTTP 401 (Unauthorized)</text:span> durum kodu dönebilir ve desteklenen kimlik doğrulama şemalarını belirtmek için <text:span text:style-name="Source_20_Text">WWW-Authenticate</text:span> başlığını içermelidir.</text:p>
                    </text:list-item>
                  </text:list>
                </text:list-item>
                <text:list-item>
                  <text:p text:style-name="P14"><text:span text:style-name="Strong_20_Emphasis">invalid_grant:</text:span></text:p>
                  <text:list>
                    <text:list-item>
                      <text:p text:style-name="P15">Sağlanan yetkilendirme yetkisi (örneğin, yetkilendirme kodu, kaynak sahibi kimlik bilgileri) veya yenileme belirteci:</text:p>
                      <text:list>
                        <text:list-item>
                          <text:p text:style-name="P15">Geçersiz, süresi dolmuş, iptal edilmiş.</text:p>
                        </text:list-item>
                        <text:list-item>
                          <text:p text:style-name="P15">Yetkilendirme isteğinde kullanılan yönlendirme URI'siyle eşleşmiyor.</text:p>
                        </text:list-item>
                        <text:list-item>
                          <text:p text:style-name="P15">Başka bir istemci için verilmiş.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Strong_20_Emphasis">unauthorized_client:</text:span></text:p>
                  <text:list>
                    <text:list-item>
                      <text:p text:style-name="P15">Kimliği doğrulanmış istemci, bu yetkilendirme yetkisini kullanmaya yetkili değil.</text:p>
                    </text:list-item>
                  </text:list>
                </text:list-item>
                <text:list-item>
                  <text:p text:style-name="P14"><text:span text:style-name="Strong_20_Emphasis">unsupported_grant_type:</text:span></text:p>
                  <text:list>
                    <text:list-item>
                      <text:p text:style-name="P15">Kullanılan yetkilendirme türü, yetkilendirme sunucusu tarafından desteklenmiyor.</text:p>
                    </text:list-item>
                  </text:list>
                </text:list-item>
                <text:list-item>
                  <text:p text:style-name="P14"><text:span text:style-name="Strong_20_Emphasis">invalid_scope:</text:span></text:p>
                  <text:list>
                    <text:list-item>
                      <text:p text:style-name="P15">Talep edilen kapsam:</text:p>
                      <text:list>
                        <text:list-item>
                          <text:p text:style-name="P15">Geçersiz, bilinmiyor, hatalı biçimlendirilmiş.</text:p>
                        </text:list-item>
                        <text:list-item>
                          <text:p text:style-name="P15">Kaynak sahibinin verdiği kapsamı aşıyor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span text:style-name="Strong_20_Emphasis">error_description (Opsiyonel):</text:span></text:p>
          <text:list>
            <text:list-item>
              <text:p text:style-name="P15">İnsan tarafından okunabilir bir açıklama sağlar.</text:p>
            </text:list-item>
            <text:list-item>
              <text:p text:style-name="P15">Hatanın neden meydana geldiğini anlaması için istemci geliştiricisine yardımcı olur.</text:p>
            </text:list-item>
          </text:list>
        </text:list-item>
        <text:list-item>
          <text:p text:style-name="P14"><text:soft-page-break/><text:span text:style-name="Strong_20_Emphasis">error_uri (Opsiyonel):</text:span></text:p>
          <text:list>
            <text:list-item>
              <text:p text:style-name="P14">Hata hakkında daha fazla bilgi içeren, okunabilir bir web sayfasını tanımlayan URI’yi içerir.</text:p>
            </text:list-item>
          </text:list>
        </text:list-item>
      </text:list>
      <text:p text:style-name="Horizontal_20_Line"/>
      <text:h text:style-name="Heading_20_3" text:outline-level="3">JSON Formatı</text:h>
      <text:list text:style-name="L7">
        <text:list-item>
          <text:p text:style-name="P17">Tüm parametreler, JSON formatında yanıt gövdesine eklenir.</text:p>
        </text:list-item>
        <text:list-item>
          <text:p text:style-name="P17">Parametre isimleri ve değerleri JSON dizesi olarak ifade edilir.</text:p>
        </text:list-item>
        <text:list-item>
          <text:p text:style-name="P17">Parametrelerin sıralaması önemli değildir.</text:p>
        </text:list-item>
        <text:list-item>
          <text:p text:style-name="P16">Örnek hata yanıtı:</text:p>
        </text:list-item>
      </text:list>
      <text:p text:style-name="Text_20_body"><text:line-break/><text:span text:style-name="Source_20_Text">HTTP/1.1 400 Bad Request</text:span></text:p>
      <text:p text:style-name="P3"><text:span text:style-name="Source_20_Text">Content-Type: application/json;charset=UTF-8</text:span></text:p>
      <text:p text:style-name="P3"><text:span text:style-name="Source_20_Text">Cache-Control: no-store</text:span></text:p>
      <text:p text:style-name="P3"><text:span text:style-name="Source_20_Text">Pragma: no-cache</text:span></text:p>
      <text:p text:style-name="P3"/>
      <text:p text:style-name="P3"><text:span text:style-name="Source_20_Text">{</text:span></text:p>
      <text:p text:style-name="P3"><text:span text:style-name="Source_20_Text"><text:s text:c="2"/>"error": "invalid_request"</text:span></text:p>
      <text:p text:style-name="P1"><text:span text:style-name="Source_20_Text">}</text:span></text:p>
      <text:p text:style-name="Horizontal_20_Line"/>
      <text:h text:style-name="Heading_20_3" text:outline-level="3">Güvenlik Notları</text:h>
      <text:list text:style-name="L8">
        <text:list-item>
          <text:p text:style-name="P19">Yetkilendirme sunucusu, yanıtlarında aşağıdaki başlıkları içermelidir:</text:p>
          <text:list>
            <text:list-item>
              <text:p text:style-name="P19"><text:span text:style-name="Strong_20_Emphasis">Cache-Control:</text:span> <text:span text:style-name="Source_20_Text">no-store</text:span> ile duyarlı bilgilerin önbelleğe alınmasını engeller.</text:p>
            </text:list-item>
            <text:list-item>
              <text:p text:style-name="P18"><text:span text:style-name="Strong_20_Emphasis">Pragma:</text:span> <text:span text:style-name="Source_20_Text">no-cache</text:span> ile önbellekten yanlışlıkla bilgi alınmasını önler.</text:p>
            </text:list-item>
          </text:list>
        </text:list-item>
      </text:list>
      <text:p text:style-name="Horizontal_20_Line"/>
      <text:h text:style-name="Heading_20_3" text:outline-level="3">İstemciye Öneriler</text:h>
      <text:list text:style-name="L9">
        <text:list-item>
          <text:p text:style-name="P21">İstemci, tanımadığı <text:span text:style-name="Source_20_Text">error</text:span> parametresi değerlerini yok saymalıdır.</text:p>
        </text:list-item>
        <text:list-item>
          <text:p text:style-name="P20">Hata mesajları, istemci geliştiricisinin hatayı anlamasına ve çözmesine yardımcı olacak şekilde tasarlanmalıdır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8:34:05.172943852</meta:creation-date>
    <dc:date>2025-01-26T18:40:41.150371926</dc:date>
    <meta:editing-duration>PT6M36S</meta:editing-duration>
    <meta:editing-cycles>1</meta:editing-cycles>
    <meta:document-statistic meta:table-count="0" meta:image-count="0" meta:object-count="0" meta:page-count="4" meta:paragraph-count="104" meta:word-count="732" meta:character-count="5892" meta:non-whitespace-character-count="5314"/>
    <meta:generator>LibreOffice/7.4.7.2$Linux_X86_64 LibreOffice_project/40$Build-2</meta:generator>
  </office:meta>
</office:document-meta>
</file>